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B00000063432E5441.png" manifest:media-type="image/png"/>
  <manifest:file-entry manifest:full-path="Pictures/100000010000065E0000008A3AE2E5C5.png" manifest:media-type="image/png"/>
  <manifest:file-entry manifest:full-path="Pictures/100000010000010E000000447416BF15.png" manifest:media-type="image/png"/>
  <manifest:file-entry manifest:full-path="Pictures/100000010000065E0000008A80586461.png" manifest:media-type="image/png"/>
  <manifest:file-entry manifest:full-path="Pictures/100000010000065E0000007536F4AE14.png" manifest:media-type="image/png"/>
  <manifest:file-entry manifest:full-path="Pictures/100000010000065F0000004DB3A7061B.png" manifest:media-type="image/png"/>
  <manifest:file-entry manifest:full-path="Pictures/100000010000065F00000145C7F6E88B.png" manifest:media-type="image/png"/>
  <manifest:file-entry manifest:full-path="Pictures/1000000100000662000000ECCA563D3B.png" manifest:media-type="image/png"/>
  <manifest:file-entry manifest:full-path="Pictures/100000010000065E000000A3ADFFDEC9.png" manifest:media-type="image/png"/>
  <manifest:file-entry manifest:full-path="Pictures/100000010000065C0000003D1EF2B9BC.png" manifest:media-type="image/png"/>
  <manifest:file-entry manifest:full-path="Pictures/100000010000065A000000744A697A2F.png" manifest:media-type="image/png"/>
  <manifest:file-entry manifest:full-path="Pictures/100000010000065D00000046973DAD70.png" manifest:media-type="image/png"/>
  <manifest:file-entry manifest:full-path="Pictures/100000010000065C0000005F3CAA5EED.png" manifest:media-type="image/png"/>
  <manifest:file-entry manifest:full-path="Pictures/100000010000065B0000005F65AD6D16.png" manifest:media-type="image/png"/>
  <manifest:file-entry manifest:full-path="Pictures/10000001000006600000015B421D6AE8.png" manifest:media-type="image/png"/>
  <manifest:file-entry manifest:full-path="Pictures/1000000100000661000001DC3AE72C7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5.981cm"/>
    </style:style>
    <style:style style:name="co7" style:family="table-column">
      <style:table-column-properties fo:break-before="auto" style:column-width="3.563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8.24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7.662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6.974cm"/>
    </style:style>
    <style:style style:name="co14" style:family="table-column">
      <style:table-column-properties fo:break-before="auto" style:column-width="10.48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7.8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0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  <style:style style:name="ce11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3faf46" fo:font-weight="bold" style:font-weight-asian="bold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784b04" fo:border="0.74pt solid #000000"/>
      <style:text-properties fo:color="#ffffff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ff8000">
        <loext:char-complex-color loext:theme-type="dark1" loext:color-type="theme"/>
      </style:text-properties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84b04" fo:border="0.74pt solid #000000"/>
      <style:text-properties fo:color="#ffffff" style:font-name="Calibri" style:font-name-complex="Calibri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" style:family="table-cell" style:parent-style-name="Default">
      <style:table-cell-properties style:glyph-orientation-vertical="0" fo:background-color="#784b0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>
        <loext:char-complex-color loext:theme-type="dark1" loext:color-type="theme"/>
      </style:text-properties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vertical-align="automatic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95c6fb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gr1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0000" loext:opacity="100%" fo:font-weight="bold" style:font-weight-asian="bold" style:font-weight-complex="bold"/>
    </style:style>
    <style:style style:name="gr2" style:family="graphic" style:parent-style-name="Default">
      <style:graphic-properties draw:stroke="none" svg:stroke-color="#000000" draw:fill="none" draw:fill-color="#ffffff" fo:min-height="1.513cm" loext:decorative="false"/>
      <style:paragraph-properties style:writing-mode="lr-tb" fo:text-align="center"/>
      <style:text-properties fo:color="#ffffff" loext:opacity="100%" fo:font-weight="bold" style:font-weight-asian="bold" style:font-weight-complex="bold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font-name="F"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adre de texte 1" draw:style-name="gr1" draw:text-style-name="P2" svg:width="11.152cm" svg:height="1.513cm" svg:x="28.787cm" svg:y="3.787cm">
            <draw:text-box>
              <text:p text:style-name="P1"><text:span text:style-name="T1">REGLES A TITRE D’INFORMATIONS ET POUR AIDER/AIGUILLE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6368" table:default-cell-style-name="Default"/>
        <table:table-row table:style-name="ro1">
          <table:table-cell table:style-name="ce1" office:value-type="string" calcext:value-type="string">
            <text:p>Source (VLAN / IP)</text:p>
          </table:table-cell>
          <table:table-cell table:style-name="ce1" office:value-type="string" calcext:value-type="string">
            <text:p>Destination (VLAN / IP)</text:p>
          </table:table-cell>
          <table:table-cell table:style-name="ce1" office:value-type="string" calcext:value-type="string">
            <text:p>Service / Application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Port(s)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commandatio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style-name="ce4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1" draw:name="Cadre de texte 2" draw:style-name="gr2" draw:text-style-name="P3" svg:width="19.509cm" svg:height="1.513cm" svg:x="3.321cm" svg:y="0.431cm">
              <draw:text-box>
                <text:p text:style-name="P1"><text:span text:style-name="T2">CEUX A QUOI J’AI PENSÉ OU QUE L’ON POURRA FAIRE PLUS TARD (AARD)</text:span></text:p>
              </draw:text-box>
            </draw:frame>
          </table:table-cell>
          <table:table-cell table:style-name="ce5" table:number-columns-repeated="4"/>
          <table:table-cell table:number-columns-repeated="16378"/>
        </table:table-row>
        <table:table-row table:style-name="ro1" table:number-rows-repeated="2">
          <table:table-cell table:style-name="ce5" table:number-columns-repeated="6"/>
          <table:table-cell table:number-columns-repeated="16378"/>
        </table:table-row>
        <table:table-row table:style-name="ro1">
          <table:table-cell table:style-name="ce11" office:value-type="string" calcext:value-type="string">
            <text:p>A MODIFIER (FIREWALL) A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2"/>
          <table:table-cell table:number-columns-repeated="16379"/>
        </table:table-row>
        <table:table-row table:style-name="ro2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style-name="ce35" office:value-type="string" calcext:value-type="string">
            <text:p><text:span text:style-name="T3">OU LAISSER</text:span></text:p>
            <text:p><text:span text:style-name="T3">EN ANY MAIS</text:span></text:p>
            <text:p><text:span text:style-name="T3">BIEN SURVEILLER, CAR LES PORTS ICI</text:span></text:p>
            <text:p><text:span text:style-name="T3">SONT COMPLEXE A CHOISIR</text:span></text:p>
          </table:table-cell>
          <table:table-cell table:style-name="ce37" office:value-type="string" calcext:value-type="string">
            <text:p>MAIS JE LAISSERAI FINALEMENT LA REGLE  EN ANY SUR LE FW. DE PAR LA COMPLEXITE</text:p>
            <text:p><text:span text:style-name="T3">D’ETRE SEUL POUR SAVOIR CE QUI PASSE VRAIMENT</text:span>.</text:p>
            <text:p/>
            <text:p>IL Y A QUAND MEME DES PORT DE GROUPES CREES SUR LE FW QUI AFFICHE UN DEBUT</text:p>
            <text:p>DE CONFIG</text:p>
            <text:p/>
            <text:p/>
            <text:p/>
            <text:p/>
            <text:p><text:span text:style-name="T9"/></text:p>
            <draw:frame draw:z-index="3" draw:name="Image 2" draw:style-name="gr3" draw:text-style-name="P4" svg:width="7.143cm" svg:height="1.798cm" svg:x="0.128cm" svg:y="2.208cm">
              <draw:image xlink:href="Pictures/100000010000010E000000447416BF15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DE MEME POUR LES AUTRES REGLES</text:p>
            <text:p>IPSEC, J’AI LAISSE EN ANY</text:p>
            <text:p/>
            <text:p>IL FAUDRA VOIR QUELLE REGLE AJOU-</text:p>
            <text:p>TER DANS LE IPSEC</text:p>
            <text:p/>
            <text:p/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4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/>
          <table:table-cell office:value-type="string" calcext:value-type="string">
            <text:p>Reflexion sur l’ajout d’une regle pour le port </text:p>
            <text:p>9080 pour promtail sur le pare-feu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Voir si changer le port de Loki par defaut </text:p>
            <text:p>(3100) et donc sur le doc de revu secu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<text:span text:style-name="T3">LES REGLES QUI AUTORISENT L’ADMIN DU UI</text:span></text:p>
            <text:p><text:span text:style-name="T3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11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 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Activer le DPI et l’IPS (DPI = Deep packet inspe</text:p>
            <text:p>-ction = SSL filtering en gros)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office:value-type="string" calcext:value-type="string">
            <text:p>(Sécurité)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Pour les logs du FW, on ne transfere pas ces</text:p>
            <text:p>Règles vers loki et grafana. Laisse sur le FW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/>
          <table:table-cell table:style-name="ce13">
            <draw:frame draw:z-index="2" draw:name="Cadre de texte 3" draw:style-name="gr2" draw:text-style-name="P3" svg:width="19.509cm" svg:height="1.513cm" svg:x="2.338cm" svg:y="0.133cm">
              <draw:text-box>
                <text:p text:style-name="P1"><text:span text:style-name="T2">CEUX QUE J’AI FAIS SUR LE FW AARD et DRYN</text:span></text:p>
              </draw:text-box>
            </draw:frame>
          </table:table-cell>
          <table:table-cell table:style-name="ce13" table:number-columns-repeated="4"/>
          <table:table-cell table:number-columns-repeated="16378"/>
        </table:table-row>
        <table:table-row table:style-name="ro1">
          <table:table-cell table:style-name="ce13" table:number-columns-repeated="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Sur le Pare- feu :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 grand menu « CONFIGURATION »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<text:span text:style-name="T4">En ce qui concerne le menu « Objet » , Réseau,</text:span></text:p>
            <text:p><text:span text:style-name="T4">« Utilisateur »  et « Système »celles-ci ont déjà</text:span></text:p>
            <text:p><text:span text:style-name="T4">Été configuré à un certain niveau</text:span></text:p>
            <text:p><text:span text:style-name="T4"> (Ex : le LDAP dans « User » ou</text:span></text:p>
            <text:p><text:span text:style-name="T4">Groupe qui ont accès aux SSL , les interfaces </text:span></text:p>
            <text:p><text:span text:style-name="T4">Configurées de même avec le routage ou dns,</text:span></text:p>
            <text:p><text:span text:style-name="T4">Ou alors les interfaces d’administration du FW,</text:span></text:p>
            <text:p><text:span text:style-name="T4">Et plus encore...</text:span></text:p>
            <text:p><text:span text:style-name="T4">Le reste comme le menu « objet » ou bien les</text:span></text:p>
            <text:p><text:span text:style-name="T4">Autres sont « modifiable/configurable » au fur</text:span></text:p>
            <text:p><text:span text:style-name="T4">Et a mesure du temps.</text:span></text:p>
          </table:table-cell>
          <table:table-cell table:style-name="ce17" office:value-type="string" calcext:value-type="string">
            <text:p>Lorsque nous voudrons etre au niveau max.</text:p>
            <text:p>De la sécurité, on modifiera certaines choses</text:p>
            <text:p>Dans ces menu comme l’accès au UI Web du</text:p>
            <text:p>FW que pour certains hotes par exemple. Les</text:p>
            <text:p>MAJS, License etc …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notifications</text:span><text:span text:style-name="T6">, on a rien changé dans</text:span></text:p>
            <text:p><text:span text:style-name="T3">le menu « Logs – Syslog - IPFIX ». </text:span></text:p>
          </table:table-cell>
          <table:table-cell/>
          <table:table-cell office:value-type="string" calcext:value-type="string">
            <text:p>Dans le menu « Inspection profile », on </text:p>
            <text:p>Décoche les 2 options de blocage de paquets</text:p>
            <text:p/>
            <text:p>On renomme aussi les 2 profils de base pour le</text:p>
            <text:p>Trafic entrant et sortant</text:p>
            <text:p/>
            <text:p>IPS_00 et 01 =&gt; Entrant et Sortant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e SNMP Agent, nous ne faisons pas de </text:p>
            <text:p>De config car il faudrait configurer </text:p>
            <text:p>Prometheus avec grafana. P-E dans le futur</text:p>
          </table:table-cell>
          <table:table-cell/>
          <table:table-cell office:value-type="string" calcext:value-type="string">
            <text:p>On laisse « Protocols » comme ça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ur l’envoi de mails, nous verrons plus tard,</text:p>
            <text:p>Si nous nous en servons depuis le menu</text:p>
            <text:p>« E-mail alerts »</text:p>
          </table:table-cell>
          <table:table-cell/>
          <table:table-cell office:value-type="string" calcext:value-type="string">
            <text:p>On laisse « Application and protections » </text:p>
            <text:p>Comme ça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On laisse « System events » comme ça</text:p>
          </table:table-cell>
          <table:table-cell/>
          <table:table-cell office:value-type="string" calcext:value-type="string">
            <text:p>On va quand meme modifier dans les serveurs</text:p>
            <text:p>Dns du FW par notre serveur DNS dans le</text:p>
            <text:p>Menu « Système » puis « parametre réseau »</text:p>
            <text:p/>
            <text:p>Mettre en 1<text:span text:style-name="T8">er</text:span> notre serveur DNS/AD puis en</text:p>
            <text:p>Second, le serveur google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 même pour « Block messages », on peut</text:p>
            <text:p>Personnaliser les « block pages » selon nos</text:p>
            <text:p>Envies mais je ne le fais pas ici.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Report configuration » = Pas d’acti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s « Monitoring configuration » = Pas d’ac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calcext:value-type="string">
            <text:p><text:span text:style-name="T3">Dans le menu </text:span><text:span text:style-name="T5">Application Protection</text:span><text:span text:style-name="T6">, et anti-</text:span></text:p>
            <text:p><text:span text:style-name="T3">Spam on désactive l’option « Analyse heuris</text:span></text:p>
            <text:p><text:span text:style-name="T3">Que) dans « général »</text:span></text:p>
            <text:p/>
            <text:p><text:span text:style-name="T3">Les sous-menu « whitelisted domains » et </text:span></text:p>
            <text:p><text:span text:style-name="T3">« black listed domains » sont laissé vide</text:span></text:p>
            <text:p><text:span text:style-name="T3">Mais nous pourrons à l’avenir le remplir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Antivirus » est laissé comme tel</text:p>
            <text:p/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Le menu « Host reputation » est laissé comme </text:p>
            <text:p>tel </text:p>
            <text:p/>
            <text:p><text:span text:style-name="T3">Le sous-menu « host monitored » est laissé </text:span></text:p>
            <text:p><text:span text:style-name="T3">Par défaut mais nous pourrons à l’avenir</text:span></text:p>
            <text:p><text:span text:style-name="T3">le remplir </text:span>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e menu « vulnerability manager » est laissé </text:p>
            <text:p>comme te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>
            <text:p>Dans les règles de FW AARD / LES MODIFS</text:p>
          </table:table-cell>
          <table:table-cell table:style-name="ce30" office:value-type="string" calcext:value-type="string" table:number-columns-spanned="3" table:number-rows-spanned="1">
            <text:p>Je met en dessous les règles modifiées / ajoutées / supprimées seulemen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8">
          <table:table-cell table:style-name="ce15" office:value-type="string" calcext:value-type="string">
            <text:p>NATURE</text:p>
          </table:table-cell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/>
          <table:table-cell table:style-name="ce39" office:value-type="string" calcext:value-type="string" table:number-columns-spanned="1" table:number-rows-spanned="9">
            <text:p>AVANT</text:p>
          </table:table-cell>
          <table:table-cell/>
          <table:table-cell table:style-name="ce18" office:value-type="string" calcext:value-type="string">
            <text:p>GROUPE / ID <text:s text:c="46"/>ACTION</text:p>
          </table:table-cell>
          <table:table-cell table:style-name="ce20" office:value-type="string" calcext:value-type="string">
            <text:p><text:s/>SOURCE</text:p>
          </table:table-cell>
          <table:table-cell table:style-name="ce20" office:value-type="string" calcext:value-type="string">
            <text:p>DESTINATION</text:p>
          </table:table-cell>
          <table:table-cell table:style-name="ce20" office:value-type="string" calcext:value-type="string">
            <text:p>PORT DESTINATION</text:p>
          </table:table-cell>
          <table:table-cell table:style-name="ce20" office:value-type="string" calcext:value-type="string">
            <text:p>TYPE DE PROTOCOLE</text:p>
          </table:table-cell>
          <table:table-cell table:style-name="ce20"/>
          <table:table-cell table:number-columns-repeated="16368"/>
        </table:table-row>
        <table:table-row table:style-name="ro8">
          <table:table-cell table:style-name="ce26" office:value-type="string" calcext:value-type="string" table:number-columns-spanned="1" table:number-rows-spanned="8">
            <text:p/>
            <text:p><text:span text:style-name="T7">MODIFICATION</text:span></text:p>
            <text:p/>
            <text:p><text:span text:style-name="T7"/></text:p>
          </table:table-cell>
          <table:table-cell table:style-name="ce19">
            <draw:frame draw:z-index="4" draw:name="Image 1" draw:style-name="gr3" draw:text-style-name="P4" svg:width="43.132cm" svg:height="3.65cm" svg:x="0cm" svg:y="0cm">
              <draw:image xlink:href="Pictures/100000010000065E0000008A80586461.png" xlink:type="simple" xlink:show="embed" xlink:actuate="onLoad" draw:mime-type="image/png">
                <text:p/>
              </draw:image>
            </draw:frame>
          </table:table-cell>
          <table:table-cell table:style-name="ce21" table:number-columns-repeated="5"/>
          <table:table-cell/>
          <table:covered-table-cell/>
          <table:table-cell/>
          <table:table-cell>
            <draw:frame draw:z-index="5" draw:name="Image 3" draw:style-name="gr3" draw:text-style-name="P4" svg:width="43.132cm" svg:height="3.65cm" svg:x="0cm" svg:y="0cm">
              <draw:image xlink:href="Pictures/100000010000065E0000008A3AE2E5C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8">
          <table:covered-table-cell table:style-name="ce27"/>
          <table:table-cell table:style-name="ce19"/>
          <table:table-cell table:style-name="ce21"/>
          <table:table-cell table:number-columns-repeated="5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table-cell table:style-name="ce30" office:value-type="string" calcext:value-type="string" table:number-columns-spanned="6" table:number-rows-spanned="1">
            <text:p>Exception ici, j’ai oublié que les 2 premières était resté pareil</text:p>
          </table:table-cell>
          <table:covered-table-cell table:number-columns-repeated="5"/>
          <table:table-cell table:number-columns-repeated="16361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6" draw:name="Image 4" draw:style-name="gr3" draw:text-style-name="P4" svg:width="43.132cm" svg:height="2.988cm" svg:x="-0.001cm" svg:y="0.431cm">
              <draw:image xlink:href="Pictures/100000010000065E0000007536F4AE14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 table:number-columns-spanned="1" table:number-rows-spanned="6">
            <text:p>MODIFICATION / AJOUT</text:p>
          </table:table-cell>
          <table:table-cell table:number-columns-repeated="7"/>
          <table:table-cell table:style-name="ce39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7" draw:name="Image 5" draw:style-name="gr3" draw:text-style-name="P4" svg:width="43.158cm" svg:height="2.036cm" svg:x="0cm" svg:y="0cm">
              <draw:image xlink:href="Pictures/100000010000065F0000004DB3A7061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/>
          <table:table-cell>
            <draw:frame draw:z-index="8" draw:name="Image 6" draw:style-name="gr3" draw:text-style-name="P4" svg:width="43.158cm" svg:height="8.493cm" svg:x="0cm" svg:y="0.456cm">
              <draw:image xlink:href="Pictures/100000010000065F00000145C7F6E8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 table:number-columns-spanned="1" table:number-rows-spanned="18">
            <text:p>AJOUTS</text:p>
          </table:table-cell>
          <table:table-cell table:number-columns-repeated="7"/>
          <table:table-cell table:style-name="ce40" office:value-type="string" calcext:value-type="string" table:number-columns-spanned="1" table:number-rows-spanned="18">
            <text:p>AVANT</text:p>
          </table:table-cell>
          <table:table-cell/>
          <table:table-cell>
            <draw:frame draw:z-index="9" draw:name="Image 7" draw:style-name="gr3" draw:text-style-name="P4" svg:width="43.052cm" svg:height="2.618cm" svg:x="0cm" svg:y="0cm">
              <draw:image xlink:href="Pictures/100000010000065B00000063432E5441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1" office:value-type="string" calcext:value-type="string" table:number-columns-spanned="12" table:number-rows-spanned="5">
            <text:p>Comme je l’ai évoqué plus tôt, il faudrait ajouter ici en réalité d’autres règles, et surtout changer les ports de destination.</text:p>
            <text:p>Mais vu la complexité de celle-ci à savoir précisément, je pense que nous devrons le faire plus tard.</text:p>
          </table:table-cell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8" office:value-type="string" calcext:value-type="string" table:number-columns-spanned="1" table:number-rows-spanned="14">
            <text:p>MODIFICATION</text:p>
          </table:table-cell>
          <table:table-cell>
            <draw:frame draw:z-index="12" draw:name="Image 8" draw:style-name="gr3" draw:text-style-name="P4" svg:width="43.237cm" svg:height="6.244cm" svg:x="0.001cm" svg:y="0.243cm">
              <draw:image xlink:href="Pictures/1000000100000662000000ECCA563D3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0" office:value-type="string" calcext:value-type="string" table:number-columns-spanned="1" table:number-rows-spanned="14">
            <text:p>AVANT</text:p>
          </table:table-cell>
          <table:table-cell/>
          <table:table-cell>
            <draw:frame draw:z-index="10" draw:name="Image 9" draw:style-name="gr3" draw:text-style-name="P4" svg:width="43.132cm" svg:height="4.312cm" svg:x="0cm" svg:y="0cm">
              <draw:image xlink:href="Pictures/100000010000065E000000A3ADFFDEC9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1" table:number-columns-spanned="12" table:number-rows-spanned="9"/>
          <table:covered-table-cell table:number-columns-repeated="11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2"/>
          <table:table-cell table:number-columns-repeated="1635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9">
          <table:table-cell/>
          <table:table-cell>
            <draw:frame draw:z-index="11" draw:name="Image 10" draw:style-name="gr3" draw:text-style-name="P4" svg:width="42.978cm" svg:height="1.613cm" svg:x="0cm" svg:y="0.475cm">
              <draw:image xlink:href="Pictures/100000010000065C0000003D1EF2B9B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style-name="ce28" office:value-type="string" calcext:value-type="string" table:number-columns-spanned="1" table:number-rows-spanned="4">
            <text:p>AJOUTS</text:p>
          </table:table-cell>
          <table:table-cell table:number-columns-repeated="7"/>
          <table:table-cell table:style-name="ce40" office:value-type="string" calcext:value-type="string" table:number-columns-spanned="1" table:number-rows-spanned="4">
            <text:p>AVANT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9">
          <table:table-cell table:number-columns-repeated="16384"/>
        </table:table-row>
        <table:table-row table:style-name="ro1">
          <table:table-cell table:style-name="ce28" office:value-type="string" calcext:value-type="string" table:number-columns-spanned="1" table:number-rows-spanned="7">
            <text:p>AJOUTS</text:p>
            <draw:frame draw:z-index="13" draw:name="Image 11" draw:style-name="gr3" draw:text-style-name="P4" svg:width="43.026cm" svg:height="3.184cm" svg:x="7.135cm" svg:y="0.054cm">
              <draw:image xlink:href="Pictures/100000010000065A000000744A697A2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40" office:value-type="string" calcext:value-type="string" table:number-columns-spanned="1" table:number-rows-spanned="7">
            <text:p>AVANT</text:p>
          </table:table-cell>
          <table:table-cell/>
          <table:table-cell table:style-name="ce41" office:value-type="string" calcext:value-type="string" table:number-columns-spanned="4" table:number-rows-spanned="7">
            <text:p>Ici l’objet qui représente l’hôte admin pointe vers une ip qui n’existe pas, mais nous pouvons au moins représenter les règles. Il faudrait juste changer plus tard l’ip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28" office:value-type="string" calcext:value-type="string" table:number-columns-spanned="1" table:number-rows-spanned="5">
            <text:p>SUPPRESSION</text:p>
          </table:table-cell>
          <table:table-cell>
            <draw:frame draw:z-index="14" draw:name="Image 12" draw:style-name="gr3" draw:text-style-name="P4" svg:width="43.105cm" svg:height="2.045cm" svg:x="0cm" svg:y="0.027cm">
              <draw:image xlink:href="Pictures/100000010000065D00000046973DAD70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39" office:value-type="string" calcext:value-type="string" table:number-columns-spanned="1" table:number-rows-spanned="4">
            <text:p>AVANT</text:p>
          </table:table-cell>
          <table:table-cell/>
          <table:table-cell table:style-name="ce41" office:value-type="string" calcext:value-type="string" table:number-columns-spanned="4" table:number-rows-spanned="4">
            <text:p>J’ai supprimé ces règles car je ne sais pas trop ce qu’elle autorisait, donc au pire plus tard il faudra des règles plus spécifiques donc sécurisé que les laisser en ANY.</text:p>
          </table:table-cell>
          <table:covered-table-cell table:number-columns-repeated="3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7"/>
          <table:covered-table-cell/>
          <table:table-cell/>
          <table:covered-table-cell table:number-columns-repeated="4"/>
          <table:table-cell table:number-columns-repeated="16370"/>
        </table:table-row>
        <table:table-row table:style-name="ro1">
          <table:covered-table-cell/>
          <table:table-cell table:number-columns-repeated="16383"/>
        </table:table-row>
        <table:table-row table:style-name="ro9">
          <table:table-cell table:number-columns-repeated="16384"/>
        </table:table-row>
        <table:table-row table:style-name="ro1">
          <table:table-cell table:style-name="ce28" office:value-type="string" calcext:value-type="string" table:number-columns-spanned="1" table:number-rows-spanned="6">
            <text:p>MODIFICATION</text:p>
          </table:table-cell>
          <table:table-cell>
            <draw:frame draw:z-index="15" draw:name="Image 13" draw:style-name="gr3" draw:text-style-name="P4" svg:width="43.079cm" svg:height="2.81cm" svg:x="0cm" svg:y="0cm">
              <draw:image xlink:href="Pictures/100000010000065C0000005F3CAA5EED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39" office:value-type="string" calcext:value-type="string" table:number-columns-spanned="1" table:number-rows-spanned="6">
            <text:p>AVANT</text:p>
          </table:table-cell>
          <table:table-cell/>
          <table:table-cell>
            <draw:frame draw:z-index="16" draw:name="Image 14" draw:style-name="gr3" draw:text-style-name="P4" svg:width="43.052cm" svg:height="2.512cm" svg:x="0cm" svg:y="0cm">
              <draw:image xlink:href="Pictures/100000010000065B0000005F65AD6D1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2" office:value-type="string" calcext:value-type="string" table:number-columns-spanned="13" table:number-rows-spanned="5">
            <text:p><text:span text:style-name="T7">Je ne sais pas trop quelle port sont utilisé depuis le bastion vers le vlan server, il faudrait regarder entre Hugo et moi (Arthur) pour savoir</text:span></text:p>
            <text:p><text:span text:style-name="T7">Quoi autoriser. Meme sur les règles de FW en général avec Hugo.</text:span>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16375"/>
        </table:table-row>
        <table:table-row table:style-name="ro9">
          <table:table-cell table:number-columns-repeated="16384"/>
        </table:table-row>
        <table:table-row table:style-name="ro1">
          <table:table-cell table:style-name="ce28" office:value-type="string" calcext:value-type="string" table:number-columns-spanned="1" table:number-rows-spanned="20">
            <text:p>MODIFICATION/AJOUTS</text:p>
          </table:table-cell>
          <table:table-cell>
            <draw:frame draw:z-index="17" draw:name="Image 15" draw:style-name="gr3" draw:text-style-name="P4" svg:width="43.185cm" svg:height="9.181cm" svg:x="0.026cm" svg:y="0.054cm">
              <draw:image xlink:href="Pictures/10000001000006600000015B421D6AE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0" office:value-type="string" calcext:value-type="string" table:number-columns-spanned="1" table:number-rows-spanned="20">
            <text:p>AVANT</text:p>
          </table:table-cell>
          <table:table-cell/>
          <table:table-cell>
            <draw:frame draw:z-index="18" draw:name="Image 16" draw:style-name="gr3" draw:text-style-name="P4" svg:width="43.211cm" svg:height="12.594cm" svg:x="0cm" svg:y="0cm">
              <draw:image xlink:href="Pictures/1000000100000661000001DC3AE72C78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41" office:value-type="string" calcext:value-type="string" table:number-columns-spanned="13" table:number-rows-spanned="25">
            <text:p>Bon, ici c’est assez compliqué aussi, car j’ai essayé d’autoriser vers les ports que j’avais en tête, depuis les différents VLAN.</text:p>
            <text:p>Une remarque pour le ntp, et sur l’AD plus particulièrement, il semble synchro depuis l'autre AD de l'autre site, donc dans l’ipsec il </text:p>
            <text:p>faudrait autoriser NTP  entre les 2 sites ? Je ne suis pas sur, donc j’ai quand meme autorisé NTP sur internet depuis chaque VLAN.</text:p>
            <text:p/>
            <text:p/>
            <text:p>Encore une fois, pour les ports à autorisés, il faudra ce qu’il faut mettre en plus pour une bonne configuration.</text:p>
            <text:p/>
            <text:p>J’ai déplacé les règles ici ICMP un peu plus haut, dans la bonne rubrique des règles, où d’ailleurs celles-ci ont fusionné avec d’autres du</text:p>
            <text:p>Même genre pour avoir quelque chose de plus correct.</text:p>
          </table:table-cell>
          <table:covered-table-cell table:number-columns-repeated="12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covered-table-cell/>
          <table:table-cell table:number-columns-repeated="7"/>
          <table:covered-table-cell/>
          <table:table-cell table:number-columns-repeated="8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1">
          <table:table-cell table:number-columns-repeated="17"/>
          <table:covered-table-cell table:number-columns-repeated="13"/>
          <table:table-cell table:number-columns-repeated="16354"/>
        </table:table-row>
        <table:table-row table:style-name="ro9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4">
            <text:p><text:span text:style-name="T7">Remarque : </text:span>Étant donné que les règles sont potentiellement plus restrictives dans cette config, j'ai configuré celles-ci ainsi que </text:p>
            <text:p>le pare-feu de manière globale.  Concernant l'ajout de règles nécessaires en plus et la précision des ports (Ipsec), </text:p>
            <text:p>Je considère que ces aspects devraient être abordés dans la partie Sécurisation.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1">
          <table:covered-table-cell table:number-columns-repeated="3"/>
          <table:table-cell table:number-columns-repeated="16381"/>
        </table:table-row>
        <table:table-row table:style-name="ro9" table:number-rows-repeated="1048370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9:35:54.3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3-07T23:50:23.318000000</dc:date>
    <meta:generator>LibreOffice/7.6.5.2$Windows_X86_64 LibreOffice_project/38d5f62f85355c192ef5f1dd47c5c0c0c6d6598b</meta:generator>
    <meta:editing-duration>PT14H26M25S</meta:editing-duration>
    <meta:editing-cycles>44</meta:editing-cycles>
    <meta:document-statistic meta:table-count="1" meta:cell-count="293" meta:object-count="19"/>
    <meta:user-defined meta:name="AppVersion">12.0000</meta:user-defined>
  </office:meta>
</office:document-meta>
</file>